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5d3" officeooo:paragraph-rsid="000985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g 3: CRC</text:p>
      <text:p text:style-name="P1"/>
      <text:p text:style-name="P1">#include&lt;stdio.h&gt;</text:p>
      <text:p text:style-name="P1">#include&lt;stdlib.h&gt;</text:p>
      <text:p text:style-name="P1">#include&lt;unistd.h&gt;</text:p>
      <text:p text:style-name="P1">#include&lt;string.h&gt;</text:p>
      <text:p text:style-name="P1"/>
      <text:p text:style-name="P1">#define N strlen(g)</text:p>
      <text:p text:style-name="P1"/>
      <text:p text:style-name="P1">char t[120],cs[120],g[] = "1101";</text:p>
      <text:p text:style-name="P1">int a,c,e;</text:p>
      <text:p text:style-name="P1">void xor()</text:p>
      <text:p text:style-name="P1">{</text:p>
      <text:p text:style-name="P1">for(c=1;c&lt;N;c++)</text:p>
      <text:p text:style-name="P1">cs[c] = ((cs[c]==g[c])?'0':'1');</text:p>
      <text:p text:style-name="P1">}</text:p>
      <text:p text:style-name="P1"/>
      <text:p text:style-name="P1">void crc()</text:p>
      <text:p text:style-name="P1">{</text:p>
      <text:p text:style-name="P1">for(e=0;e&lt;N;e++)</text:p>
      <text:p text:style-name="P1">cs[e] = t[e];</text:p>
      <text:p text:style-name="P1">do{</text:p>
      <text:p text:style-name="P1">if(cs[0]=='1')</text:p>
      <text:p text:style-name="P1">xor();</text:p>
      <text:p text:style-name="P1">for(c=0;c&lt;N-1;c++)</text:p>
      <text:p text:style-name="P1">cs[c] = cs[c+1];</text:p>
      <text:p text:style-name="P1">cs[c] = t[e++];</text:p>
      <text:p text:style-name="P1">}while(e&lt;=a+N-1);</text:p>
      <text:p text:style-name="P1">}</text:p>
      <text:p text:style-name="P1"/>
      <text:p text:style-name="P1">void main()</text:p>
      <text:p text:style-name="P1">{</text:p>
      <text:p text:style-name="P1">printf("Enter the polynomial\n");</text:p>
      <text:p text:style-name="P1">scanf("%s",t);</text:p>
      <text:p text:style-name="P1">printf("Generating polynomial is %s\n",g);</text:p>
      <text:p text:style-name="P1">a = strlen(t);</text:p>
      <text:p text:style-name="P1">for(e=a;e&lt;a+N-1;e++)</text:p>
      <text:p text:style-name="P1">t[e] = '0';</text:p>
      <text:p text:style-name="P1">printf("Modified t[u] is %s\n",t);</text:p>
      <text:p text:style-name="P1">crc();</text:p>
      <text:p text:style-name="P1">printf("Checksum is :%s\n",cs);</text:p>
      <text:p text:style-name="P1">for(e=a;e&lt;a+N-1;e++)</text:p>
      <text:p text:style-name="P1">t[e] = cs[e-a];</text:p>
      <text:p text:style-name="P1">printf("Final codeword is: %s\n",t);</text:p>
      <text:p text:style-name="P1">printf("Test error detection 0(Yes)1(No)?:\n");</text:p>
      <text:p text:style-name="P1">scanf("%d",&amp;e);</text:p>
      <text:p text:style-name="P1">if(e==0)</text:p>
      <text:p text:style-name="P1">{</text:p>
      <text:p text:style-name="P1">do{</text:p>
      <text:p text:style-name="P1">printf("Enter position where error has to be inserted\n");</text:p>
      <text:p text:style-name="P1">scanf("%d",&amp;e);</text:p>
      <text:p text:style-name="P1">}while(e==0||e&gt;a+N-1);</text:p>
      <text:p text:style-name="P1"><text:soft-page-break/>t[e-1] = (t[e-1]=='0')?'1':'0';</text:p>
      <text:p text:style-name="P1">printf("Errorneous data %s\n",t);</text:p>
      <text:p text:style-name="P1">}</text:p>
      <text:p text:style-name="P1"/>
      <text:p text:style-name="P1">crc();</text:p>
      <text:p text:style-name="P1"/>
      <text:p text:style-name="P1">for(e=0;(e&lt;N-1)&amp;&amp;(cs[e]!='1');e++);</text:p>
      <text:p text:style-name="P1">if(e&lt;N-1)</text:p>
      <text:p text:style-name="P1">printf("Error detected\n");</text:p>
      <text:p text:style-name="P1">else</text:p>
      <text:p text:style-name="P1">printf("Error is not detected\n");</text:p>
      <text:p text:style-name="P1"/>
      <text:p text:style-name="P1">}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07:31.624161610</meta:creation-date>
    <dc:date>2022-06-02T14:08:08.229823105</dc:date>
    <meta:editing-duration>PT3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113" meta:character-count="971" meta:non-whitespace-character-count="915"/>
  </office:meta>
</office:document-meta>
</file>